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257f8" officeooo:paragraph-rsid="000257f8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257f8" officeooo:paragraph-rsid="000257f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43691" officeooo:paragraph-rsid="0004369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0603c0" officeooo:paragraph-rsid="000603c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079e47" officeooo:paragraph-rsid="00079e47" style:font-size-asian="10.5pt" style:font-weight-asian="normal" style:font-size-complex="12pt" style:font-weight-complex="normal"/>
    </style:style>
    <style:style style:name="T1" style:family="text">
      <style:text-properties officeooo:rsid="00043691"/>
    </style:style>
    <style:style style:name="T2" style:family="text">
      <style:text-properties officeooo:rsid="00079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xiliary Board</text:p>
      <text:p text:style-name="P2">The auxiliary board is a small (5x5cm) board that sits directly on top of the raspi’s GPIO header, and provides a stacking connection to the master ↔ raspi ribbon through an extra-long female header. <text:span text:style-name="T1">Power and data lines are shared with the raspberry pi, and it requires no external connections.</text:span></text:p>
      <text:p text:style-name="P2"/>
      <text:p text:style-name="P3">The board has four main sections, the RTC IC, a 4 pin I2C jack for an HTU21D temperature/humidity sensor breakout board, a CR2032 battery holder, and two status lights for the RTC/battery status.</text:p>
      <text:p text:style-name="P3"/>
      <text:p text:style-name="P4">The PCF85263AT/AJ RTC provides an I2C-connected battery-backed real time clock to the raspberry pi, either as a primary time source or as a fallback if NTP fails. <text:span text:style-name="T2">It has a status LED connected to it, which can function in a variety of modes depending on the INTA pin configuration.</text:span></text:p>
      <text:p text:style-name="P4"/>
      <text:p text:style-name="P5">Additionally, a comparator provides a low-voltage battery warning should the backup battery fall below 2.5 volts. This is fed to the LOW BATTERY status 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1.5.2$Linux_X86_64 LibreOffice_project/10m0$Build-2</meta:generator>
    <dc:date>2016-08-06T03:41:58.248597376</dc:date>
    <meta:editing-duration>PT6M20S</meta:editing-duration>
    <meta:editing-cycles>6</meta:editing-cycles>
    <meta:document-statistic meta:table-count="0" meta:image-count="0" meta:object-count="0" meta:page-count="1" meta:paragraph-count="5" meta:word-count="159" meta:character-count="942" meta:non-whitespace-character-count="788"/>
  </office:meta>
</office:document-meta>
</file>